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5.06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5.166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9.793cm"/>
    </style:style>
    <style:style style:name="co11" style:family="table-column">
      <style:table-column-properties fo:break-before="auto" style:column-width="4.694cm"/>
    </style:style>
    <style:style style:name="co12" style:family="table-column">
      <style:table-column-properties fo:break-before="auto" style:column-width="4.246cm"/>
    </style:style>
    <style:style style:name="co13" style:family="table-column">
      <style:table-column-properties fo:break-before="auto" style:column-width="1.591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11.264cm"/>
    </style:style>
    <style:style style:name="co16" style:family="table-column">
      <style:table-column-properties fo:break-before="auto" style:column-width="42.097cm"/>
    </style:style>
    <style:style style:name="co17" style:family="table-column">
      <style:table-column-properties fo:break-before="auto" style:column-width="29.637cm"/>
    </style:style>
    <style:style style:name="co18" style:family="table-column">
      <style:table-column-properties fo:break-before="auto" style:column-width="4.957cm"/>
    </style:style>
    <style:style style:name="co19" style:family="table-column">
      <style:table-column-properties fo:break-before="auto" style:column-width="4.036cm"/>
    </style:style>
    <style:style style:name="co20" style:family="table-column">
      <style:table-column-properties fo:break-before="auto" style:column-width="2.748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2.013cm"/>
    </style:style>
    <style:style style:name="co24" style:family="table-column">
      <style:table-column-properties fo:break-before="auto" style:column-width="6.9cm"/>
    </style:style>
    <style:style style:name="co25" style:family="table-column">
      <style:table-column-properties fo:break-before="auto" style:column-width="3.537cm"/>
    </style:style>
    <style:style style:name="co26" style:family="table-column">
      <style:table-column-properties fo:break-before="auto" style:column-width="7.086cm"/>
    </style:style>
    <style:style style:name="co27" style:family="table-column">
      <style:table-column-properties fo:break-before="auto" style:column-width="11.185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name-asian="DejaVu Sans" style:font-size-asian="10pt" style:font-name-complex="DejaVu Sans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number-columns-repeated="994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ecip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office:value-type="string">
            <text:p>similar_cheeses</text:p>
          </table:table-cell>
          <table:table-cell table:style-name="ce1" office:value-type="string">
            <text:p>wine</text:p>
          </table:table-cell>
          <table:table-cell table:style-name="ce1" table:number-columns-repeated="994"/>
        </table:table-row>
        <table:table-row table:style-name="ro1">
          <table:table-cell office:value-type="string">
            <text:p>Agrì di Valtorta</text:p>
          </table:table-cell>
          <table:table-cell table:number-columns-repeated="3"/>
          <table:table-cell office:value-type="string">
            <text:p>cow, goat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hard</text:p>
          </table:table-cell>
          <table:table-cell office:value-type="string">
            <text:p>8-15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Como</text:p>
          </table:table-cell>
          <table:table-cell office:value-type="string">
            <text:p>Val Brembana, Valtorta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6-7 cm</text:p>
          </table:table-cell>
          <table:table-cell office:value-type="string">
            <text:p>70-80 g</text:p>
          </table:table-cell>
          <table:table-cell office:value-type="string">
            <text:p>3-4 cm</text:p>
          </table:table-cell>
          <table:table-cell office:value-type="string">
            <text:p>Agrì_di_Valtorta_cheese</text:p>
          </table:table-cell>
          <table:table-cell table:number-columns-repeated="2"/>
          <table:table-cell office:value-type="string">
            <text:p>Valgella</text:p>
          </table:table-cell>
          <table:table-cell table:number-columns-repeated="994"/>
        </table:table-row>
        <table:table-row table:style-name="ro2">
          <table:table-cell office:value-type="string">
            <text:p>Almkä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6-8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 table:number-columns-repeated="2"/>
          <table:table-cell office:value-type="string">
            <text:p>grating, melting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5-40 cm</text:p>
          </table:table-cell>
          <table:table-cell office:value-type="string">
            <text:p>7-14 kg</text:p>
          </table:table-cell>
          <table:table-cell office:value-type="string">
            <text:p>8-10 cm</text:p>
          </table:table-cell>
          <table:table-cell table:number-columns-repeated="3"/>
          <table:table-cell office:value-type="string">
            <text:p>Schiava Grigia</text:p>
          </table:table-cell>
          <table:table-cell table:number-columns-repeated="994"/>
        </table:table-row>
        <table:table-row table:style-name="ro1">
          <table:table-cell office:value-type="string">
            <text:p>Asiago d'Allev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Padova, Treviso, Vicenza, Trento</text:p>
          </table:table-cell>
          <table:table-cell office:value-type="string">
            <text:p>Asiago</text:p>
          </table:table-cell>
          <table:table-cell/>
          <table:table-cell office:value-type="string">
            <text:p>table, grating</text:p>
          </table:table-cell>
          <table:table-cell table:number-columns-repeated="6"/>
          <table:table-cell office:value-type="string">
            <text:p>Asiago_d'allevo_cheese</text:p>
          </table:table-cell>
          <table:table-cell table:number-columns-repeated="997"/>
        </table:table-row>
        <table:table-row table:style-name="ro1">
          <table:table-cell office:value-type="string">
            <text:p>Asiago Mezzano</text:p>
          </table:table-cell>
          <table:table-cell office:value-type="string">
            <text:p>Asiago d'Allevo, Asiago</text:p>
          </table:table-cell>
          <table:table-cell office:value-type="string">
            <text:p>Asiago d'Allevo (Mezzano)</text:p>
          </table:table-cell>
          <table:table-cell/>
          <table:table-cell office:value-type="string">
            <text:p>cow</text:p>
          </table:table-cell>
          <table:table-cell office:value-type="string">
            <text:p>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3-8 month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rubbed</text:p>
          </table:table-cell>
          <table:table-cell table:number-columns-repeated="4"/>
          <table:table-cell office:value-type="string">
            <text:p>Asiago_d'allevo_cheese</text:p>
          </table:table-cell>
          <table:table-cell table:number-columns-repeated="2"/>
          <table:table-cell office:value-type="string">
            <text:p>Valtellina Superiore</text:p>
          </table:table-cell>
          <table:table-cell table:number-columns-repeated="994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30 day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table:number-columns-repeated="4"/>
          <table:table-cell office:value-type="string">
            <text:p>Asiago_pressato_cheese</text:p>
          </table:table-cell>
          <table:table-cell table:number-columns-repeated="2"/>
          <table:table-cell office:value-type="string">
            <text:p>Lugana Superiore Campo Sera</text:p>
          </table:table-cell>
          <table:table-cell table:number-columns-repeated="994"/>
        </table:table-row>
        <table:table-row table:style-name="ro1">
          <table:table-cell office:value-type="string">
            <text:p>Bagòss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emi-cooked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 office:value-type="string">
            <text:p>Bagolino</text:p>
          </table:table-cell>
          <table:table-cell office:value-type="string">
            <text:p>Valle del Caffaro</text:p>
          </table:table-cell>
          <table:table-cell office:value-type="string">
            <text:p>table, grating</text:p>
          </table:table-cell>
          <table:table-cell/>
          <table:table-cell office:value-type="string">
            <text:p>oiled</text:p>
          </table:table-cell>
          <table:table-cell office:value-type="string">
            <text:p>circle</text:p>
          </table:table-cell>
          <table:table-cell office:value-type="string">
            <text:p>40 cm</text:p>
          </table:table-cell>
          <table:table-cell office:value-type="string">
            <text:p>15-16 kg</text:p>
          </table:table-cell>
          <table:table-cell office:value-type="string">
            <text:p>12-14 cm</text:p>
          </table:table-cell>
          <table:table-cell office:value-type="string">
            <text:p>Bagòss_di_Bagolino_cheese</text:p>
          </table:table-cell>
          <table:table-cell table:number-columns-repeated="2"/>
          <table:table-cell office:value-type="string">
            <text:p>Amarone</text:p>
          </table:table-cell>
          <table:table-cell table:number-columns-repeated="994"/>
        </table:table-row>
        <table:table-row table:style-name="ro1">
          <table:table-cell office:value-type="string">
            <text:p>Bastardo del Grappa</text:p>
          </table:table-cell>
          <table:table-cell table:number-columns-repeated="3"/>
          <table:table-cell office:value-type="string">
            <text:p>cow, sheep, 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icenza, Treviso, Belluno</text:p>
          </table:table-cell>
          <table:table-cell table:style-name="Default"/>
          <table:table-cell office:value-type="string">
            <text:p>Monte Grappa</text:p>
          </table:table-cell>
          <table:table-cell office:value-type="string">
            <text:p>cooking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25-30 cm</text:p>
          </table:table-cell>
          <table:table-cell office:value-type="string">
            <text:p>2.5-5 kg</text:p>
          </table:table-cell>
          <table:table-cell office:value-type="string">
            <text:p>5-8 cm</text:p>
          </table:table-cell>
          <table:table-cell office:value-type="string">
            <text:p>Bastardo_del_Grappa_cheese</text:p>
          </table:table-cell>
          <table:table-cell table:number-columns-repeated="2"/>
          <table:table-cell office:value-type="string">
            <text:p>Carbenet Franc</text:p>
          </table:table-cell>
          <table:table-cell table:number-columns-repeated="994"/>
        </table:table-row>
        <table:table-row table:style-name="ro1">
          <table:table-cell office:value-type="string">
            <text:p>Bel Paese</text:p>
          </table:table-cell>
          <table:table-cell table:number-columns-repeated="4"/>
          <table:table-cell office:value-type="string">
            <text:p>whole</text:p>
          </table:table-cell>
          <table:table-cell table:number-columns-repeated="2"/>
          <table:table-cell office:value-type="string">
            <text:p>semi-soft</text:p>
          </table:table-cell>
          <table:table-cell table:number-columns-repeated="2"/>
          <table:table-cell office:value-type="string">
            <text:p>Bel_Paese_(cheese)</text:p>
          </table:table-cell>
          <table:table-cell/>
          <table:table-cell office:value-type="string">
            <text:p>Italy, United States</text:p>
          </table:table-cell>
          <table:table-cell office:value-type="string">
            <text:p>Lombardia</text:p>
          </table:table-cell>
          <table:table-cell office:value-type="string">
            <text:p>Milano</text:p>
          </table:table-cell>
          <table:table-cell office:value-type="string">
            <text:p>Melzo</text:p>
          </table:table-cell>
          <table:table-cell/>
          <table:table-cell office:value-type="string">
            <text:p>table, melting</text:p>
          </table:table-cell>
          <table:table-cell table:number-columns-repeated="1004"/>
        </table:table-row>
        <table:table-row table:style-name="ro1">
          <table:table-cell office:value-type="string">
            <text:p>Bettelmat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6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Novara</text:p>
          </table:table-cell>
          <table:table-cell office:value-type="string">
            <text:p>Formazza</text:p>
          </table:table-cell>
          <table:table-cell office:value-type="string">
            <text:p>Val Formazza, Val d'Ossola</text:p>
          </table:table-cell>
          <table:table-cell office:value-type="string">
            <text:p>table</text:p>
          </table:table-cell>
          <table:table-cell office:value-type="string">
            <text:p>agnolotti ripieni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7 kg</text:p>
          </table:table-cell>
          <table:table-cell office:value-type="string">
            <text:p>10-15 cm</text:p>
          </table:table-cell>
          <table:table-cell office:value-type="string">
            <text:p>Bettelmatt_cheese</text:p>
          </table:table-cell>
          <table:table-cell/>
          <table:table-cell office:value-type="string">
            <text:p>Tomme de Savoie, Gruyere</text:p>
          </table:table-cell>
          <table:table-cell office:value-type="string">
            <text:p>Chignin Bergeronelle</text:p>
          </table:table-cell>
          <table:table-cell table:number-columns-repeated="994"/>
        </table:table-row>
        <table:table-row table:style-name="ro1">
          <table:table-cell office:value-type="string">
            <text:p>Bitto</text:p>
          </table:table-cell>
          <table:table-cell table:number-columns-repeated="3"/>
          <table:table-cell office:value-type="string">
            <text:p>cow 80%,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70 days, up to 1 year. But, it can last for 10 years</text:p>
          </table:table-cell>
          <table:table-cell office:value-type="string">
            <text:p>PDO</text:p>
          </table:table-cell>
          <table:table-cell office:value-type="string">
            <text:p>Bitto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Sondrio</text:p>
          </table:table-cell>
          <table:table-cell office:value-type="string">
            <text:p>Averara, Carona, Cusio, Foppolo, Mezzoldo, Piazzatore, Santa Brigida, Valleve</text:p>
          </table:table-cell>
          <table:table-cell office:value-type="string">
            <text:p>Valtellina</text:p>
          </table:table-cell>
          <table:table-cell office:value-type="string">
            <text:p>table, cooking</text:p>
          </table:table-cell>
          <table:table-cell office:value-type="string">
            <text:p>pizzoccheri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50 cm</text:p>
          </table:table-cell>
          <table:table-cell office:value-type="string">
            <text:p>8-25 kg</text:p>
          </table:table-cell>
          <table:table-cell office:value-type="string">
            <text:p>9-12 cm</text:p>
          </table:table-cell>
          <table:table-cell office:value-type="string">
            <text:p>Bitto_Valtellina_cheese</text:p>
          </table:table-cell>
          <table:table-cell table:number-columns-repeated="2"/>
          <table:table-cell office:value-type="string">
            <text:p>Amarone Della Valpolicella Classico</text:p>
          </table:table-cell>
          <table:table-cell table:number-columns-repeated="994"/>
        </table:table-row>
        <table:table-row table:style-name="ro1">
          <table:table-cell office:value-type="string">
            <text:p>Bonassai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</text:p>
          </table:table-cell>
          <table:table-cell office:value-type="string">
            <text:p>20-30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Sassari, Cagliari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squared</text:p>
          </table:table-cell>
          <table:table-cell office:value-type="string">
            <text:p>18 cm</text:p>
          </table:table-cell>
          <table:table-cell office:value-type="string">
            <text:p>2-2.5 kg</text:p>
          </table:table-cell>
          <table:table-cell office:value-type="string">
            <text:p>5-6 cm</text:p>
          </table:table-cell>
          <table:table-cell table:number-columns-repeated="998"/>
        </table:table-row>
        <table:table-row table:style-name="ro1">
          <table:table-cell table:number-columns-repeated="2"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, hard</text:p>
          </table:table-cell>
          <table:table-cell office:value-type="string">
            <text:p>1-9 months</text:p>
          </table:table-cell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 office:value-type="string">
            <text:p>Bra</text:p>
          </table:table-cell>
          <table:table-cell office:value-type="string">
            <text:p>Villafranca Piemonte</text:p>
          </table:table-cell>
          <table:table-cell office:value-type="string">
            <text:p>table, melting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9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2"/>
          <table:table-cell office:value-type="string">
            <text:p>Bricco dell'Uccellone, Gavi dei Gavi</text:p>
          </table:table-cell>
          <table:table-cell table:number-columns-repeated="994"/>
        </table:table-row>
        <table:table-row table:style-name="ro1">
          <table:table-cell office:value-type="string">
            <text:p>Bra d'Alpeggi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8-9 months</text:p>
          </table:table-cell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2"/>
          <table:table-cell office:value-type="string">
            <text:p>Bricco dell'Uccellone, Gavi dei Gavi</text:p>
          </table:table-cell>
          <table:table-cell table:number-columns-repeated="994"/>
        </table:table-row>
        <table:table-row table:style-name="ro1">
          <table:table-cell office:value-type="string">
            <text:p>Bra Du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8-9 months</text:p>
          </table:table-cell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afranca Piemonte</text:p>
          </table:table-cell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2"/>
          <table:table-cell office:value-type="string">
            <text:p>Bricco dell'Uccellone, Gavi dei Gavi</text:p>
          </table:table-cell>
          <table:table-cell table:number-columns-repeated="994"/>
        </table:table-row>
        <table:table-row table:style-name="ro1">
          <table:table-cell office:value-type="string">
            <text:p>Bra Tene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, goat, 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1-2 months</text:p>
          </table:table-cell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afranca Piemonte</text:p>
          </table:table-cell>
          <table:table-cell office:value-type="string">
            <text:p>table</text:p>
          </table:table-cell>
          <table:table-cell/>
          <table:table-cell office:value-type="string">
            <text:p>washed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2"/>
          <table:table-cell office:value-type="string">
            <text:p>Bricco dell'Uccellone, Gavi dei Gavi, Pinot Nero</text:p>
          </table:table-cell>
          <table:table-cell table:number-columns-repeated="994"/>
        </table:table-row>
        <table:table-row table:style-name="ro1">
          <table:table-cell office:value-type="string">
            <text:p>Branzi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 office:value-type="string">
            <text:p>Branzi</text:p>
          </table:table-cell>
          <table:table-cell/>
          <table:table-cell office:value-type="string">
            <text:p>cooking, table</text:p>
          </table:table-cell>
          <table:table-cell office:value-type="string">
            <text:p>polenta taragna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40-45 cm</text:p>
          </table:table-cell>
          <table:table-cell office:value-type="string">
            <text:p>5-15 kg</text:p>
          </table:table-cell>
          <table:table-cell office:value-type="string">
            <text:p>9 cm</text:p>
          </table:table-cell>
          <table:table-cell office:value-type="string">
            <text:p>Branzi_cheese</text:p>
          </table:table-cell>
          <table:table-cell/>
          <table:table-cell office:value-type="string">
            <text:p>Formai de Mut dell'Alta Valle Brembana</text:p>
          </table:table-cell>
          <table:table-cell office:value-type="string">
            <text:p>Valcalepio</text:p>
          </table:table-cell>
          <table:table-cell table:number-columns-repeated="994"/>
        </table:table-row>
        <table:table-row table:style-name="ro1">
          <table:table-cell office:value-type="string">
            <text:p>Bruss</text:p>
          </table:table-cell>
          <table:table-cell/>
          <table:table-cell office:value-type="string">
            <text:p>Bross</text:p>
          </table:table-cell>
          <table:table-cell/>
          <table:table-cell office:value-type="string">
            <text:p>cow, sheep, goat</text:p>
          </table:table-cell>
          <table:table-cell table:number-columns-repeated="3"/>
          <table:table-cell office:value-type="string">
            <text:p>soft</text:p>
          </table:table-cell>
          <table:table-cell office:value-type="string">
            <text:p>7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2"/>
          <table:table-cell office:value-type="string">
            <text:p>table, spread</text:p>
          </table:table-cell>
          <table:table-cell table:number-columns-repeated="6"/>
          <table:table-cell office:value-type="string">
            <text:p>Bros_cheese</text:p>
          </table:table-cell>
          <table:table-cell table:number-columns-repeated="997"/>
        </table:table-row>
        <table:table-row table:style-name="ro1">
          <table:table-cell office:value-type="string">
            <text:p>Burra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office:value-type="string">
            <text:p>1-2 days</text:p>
          </table:table-cell>
          <table:table-cell/>
          <table:table-cell office:value-type="string">
            <text:p>Burrata</text:p>
          </table:table-cell>
          <table:table-cell/>
          <table:table-cell office:value-type="string">
            <text:p>Italy</text:p>
          </table:table-cell>
          <table:table-cell office:value-type="string">
            <text:p>Puglia</text:p>
          </table:table-cell>
          <table:table-cell table:number-columns-repeated="2"/>
          <table:table-cell office:value-type="string">
            <text:p>Murgia</text:p>
          </table:table-cell>
          <table:table-cell office:value-type="string">
            <text:p>table</text:p>
          </table:table-cell>
          <table:table-cell/>
          <table:table-cell office:value-type="string">
            <text:p>none</text:p>
          </table:table-cell>
          <table:table-cell office:value-type="string">
            <text:p>spherical</text:p>
          </table:table-cell>
          <table:table-cell table:number-columns-repeated="3"/>
          <table:table-cell office:value-type="string">
            <text:p>Burrata_cheese</text:p>
          </table:table-cell>
          <table:table-cell/>
          <table:table-cell office:value-type="string">
            <text:p>Mozzarella, Mozzarella di Bufala Campana</text:p>
          </table:table-cell>
          <table:table-cell table:number-columns-repeated="995"/>
        </table:table-row>
        <table:table-row table:style-name="ro1">
          <table:table-cell office:value-type="string">
            <text:p>Caciocavallo Ragusa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09"/>
        </table:table-row>
        <table:table-row table:style-name="ro1">
          <table:table-cell office:value-type="string">
            <text:p>Caciocavallo Sil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ciocavallo_Silano</text:p>
          </table:table-cell>
          <table:table-cell/>
          <table:table-cell office:value-type="string">
            <text:p>Italy</text:p>
          </table:table-cell>
          <table:table-cell office:value-type="string">
            <text:p>Calabria, Campania, Molise, Puglia, Basilicata</text:p>
          </table:table-cell>
          <table:table-cell office:value-type="string">
            <text:p>Crotone, Catanzaro, Cosenza, Avellino, Benevento, Caserta, Napoli, Bari, Taranto, Brindisi, Matera, Potenza</text:p>
          </table:table-cell>
          <table:table-cell table:number-columns-repeated="9"/>
          <table:table-cell office:value-type="string">
            <text:p>Caciocavallo_Silano_cheese</text:p>
          </table:table-cell>
          <table:table-cell table:number-columns-repeated="997"/>
        </table:table-row>
        <table:table-row table:style-name="ro1">
          <table:table-cell office:value-type="string">
            <text:p>Callu de Cabreddu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, Nuoro, Cagliari</text:p>
          </table:table-cell>
          <table:table-cell table:number-columns-repeated="2"/>
          <table:table-cell office:value-type="string">
            <text:p>table, spread</text:p>
          </table:table-cell>
          <table:table-cell table:number-columns-repeated="2"/>
          <table:table-cell office:value-type="string">
            <text:p>pear-like</text:p>
          </table:table-cell>
          <table:table-cell office:value-type="string">
            <text:p>12-18 cm</text:p>
          </table:table-cell>
          <table:table-cell table:number-columns-repeated="1000"/>
        </table:table-row>
        <table:table-row table:style-name="ro1">
          <table:table-cell office:value-type="string">
            <text:p>Canestrato di Moliterno</text:p>
          </table:table-cell>
          <table:table-cell table:number-columns-repeated="3"/>
          <table:table-cell office:value-type="string">
            <text:p>sheep or 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2-18 months</text:p>
          </table:table-cell>
          <table:table-cell office:value-type="string">
            <text:p>PGI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, Matera</text:p>
          </table:table-cell>
          <table:table-cell office:value-type="string">
            <text:p>Moliterno</text:p>
          </table:table-cell>
          <table:table-cell/>
          <table:table-cell office:value-type="string">
            <text:p>table, grating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20-25 cm</text:p>
          </table:table-cell>
          <table:table-cell office:value-type="string">
            <text:p>2-3 kg</text:p>
          </table:table-cell>
          <table:table-cell office:value-type="string">
            <text:p>10-15 cm</text:p>
          </table:table-cell>
          <table:table-cell office:value-type="string">
            <text:p>Canestrato_di_Moliterno_Stagionato_cheese</text:p>
          </table:table-cell>
          <table:table-cell table:number-columns-repeated="2"/>
          <table:table-cell office:value-type="string">
            <text:p>Aglianico del Volture Riserva</text:p>
          </table:table-cell>
          <table:table-cell table:number-columns-repeated="994"/>
        </table:table-row>
        <table:table-row table:style-name="ro1">
          <table:table-cell office:value-type="string">
            <text:p>Canestrato Pugliese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uglia</text:p>
          </table:table-cell>
          <table:table-cell office:value-type="string">
            <text:p>Foggia</text:p>
          </table:table-cell>
          <table:table-cell table:number-columns-repeated="2"/>
          <table:table-cell office:value-type="string">
            <text:p>table, grating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25 cm</text:p>
          </table:table-cell>
          <table:table-cell office:value-type="string">
            <text:p>7 kg</text:p>
          </table:table-cell>
          <table:table-cell office:value-type="string">
            <text:p>10 cm</text:p>
          </table:table-cell>
          <table:table-cell office:value-type="string">
            <text:p>Canestrato_Pugliese_cheese</text:p>
          </table:table-cell>
          <table:table-cell table:number-columns-repeated="2"/>
          <table:table-cell office:value-type="string">
            <text:p>Nero d'Avola, Primitivo di Manduria Dolce Naturale</text:p>
          </table:table-cell>
          <table:table-cell table:number-columns-repeated="994"/>
        </table:table-row>
        <table:table-row table:style-name="ro1">
          <table:table-cell office:value-type="string">
            <text:p>Caprino a Latte Crudo</text:p>
          </table:table-cell>
          <table:table-cell office:value-type="string">
            <text:p>Caprino</text:p>
          </table:table-cell>
          <table:table-cell table:number-columns-repeated="2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3"/>
          <table:table-cell office:value-type="string">
            <text:p>table, cooking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20-30 cm</text:p>
          </table:table-cell>
          <table:table-cell office:value-type="string">
            <text:p>1.5-3.5 kg</text:p>
          </table:table-cell>
          <table:table-cell office:value-type="string">
            <text:p>12-18 cm</text:p>
          </table:table-cell>
          <table:table-cell table:number-columns-repeated="998"/>
        </table:table-row>
        <table:table-row table:style-name="ro1">
          <table:table-cell office:value-type="string">
            <text:p>Carni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6-12 months or more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office:value-type="string">
            <text:p>Comelico Superiore</text:p>
          </table:table-cell>
          <table:table-cell office:value-type="string">
            <text:p>Padola</text:p>
          </table:table-cell>
          <table:table-cell office:value-type="string">
            <text:p>table, grating</text:p>
          </table:table-cell>
          <table:table-cell office:value-type="string">
            <text:p>frico</text:p>
          </table:table-cell>
          <table:table-cell/>
          <table:table-cell office:value-type="string">
            <text:p>circle</text:p>
          </table:table-cell>
          <table:table-cell office:value-type="string">
            <text:p>30 cm</text:p>
          </table:table-cell>
          <table:table-cell office:value-type="string">
            <text:p>6-6.5 kg</text:p>
          </table:table-cell>
          <table:table-cell office:value-type="string">
            <text:p>8 cm</text:p>
          </table:table-cell>
          <table:table-cell office:value-type="string">
            <text:p>Carnia_cheese</text:p>
          </table:table-cell>
          <table:table-cell table:number-columns-repeated="2"/>
          <table:table-cell office:value-type="string">
            <text:p>Verduzzo Friulano Passito</text:p>
          </table:table-cell>
          <table:table-cell table:number-columns-repeated="994"/>
        </table:table-row>
        <table:table-row table:style-name="ro1">
          <table:table-cell office:value-type="string">
            <text:p>Casatella Trevigi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office:value-type="string">
            <text:p>5-1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Trevis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rectangular</text:p>
          </table:table-cell>
          <table:table-cell office:value-type="string">
            <text:p>8-22 cm</text:p>
          </table:table-cell>
          <table:table-cell office:value-type="string">
            <text:p>400 g – 2.2 kg</text:p>
          </table:table-cell>
          <table:table-cell office:value-type="string">
            <text:p>4-6 cm</text:p>
          </table:table-cell>
          <table:table-cell office:value-type="string">
            <text:p>Casatella_Trevigiana_cheese</text:p>
          </table:table-cell>
          <table:table-cell table:number-columns-repeated="2"/>
          <table:table-cell office:value-type="string">
            <text:p>Prosecco Millesimato Bisol</text:p>
          </table:table-cell>
          <table:table-cell table:number-columns-repeated="994"/>
        </table:table-row>
        <table:table-row table:style-name="ro1">
          <table:table-cell office:value-type="string">
            <text:p>Casciotta d'Urbino</text:p>
          </table:table-cell>
          <table:table-cell table:number-columns-repeated="3"/>
          <table:table-cell office:value-type="string">
            <text:p>sheep 70%, cow 30%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emi-soft</text:p>
          </table:table-cell>
          <table:table-cell office:value-type="string">
            <text:p>20-30 days</text:p>
          </table:table-cell>
          <table:table-cell office:value-type="string">
            <text:p>PDO</text:p>
          </table:table-cell>
          <table:table-cell office:value-type="string">
            <text:p>Casciotta_d'Urbino</text:p>
          </table:table-cell>
          <table:table-cell/>
          <table:table-cell office:value-type="string">
            <text:p>Italy</text:p>
          </table:table-cell>
          <table:table-cell office:value-type="string">
            <text:p>Marche</text:p>
          </table:table-cell>
          <table:table-cell office:value-type="string">
            <text:p>Pesaro, Urbino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2-16 cm</text:p>
          </table:table-cell>
          <table:table-cell office:value-type="string">
            <text:p>800 g – 1.2 kg</text:p>
          </table:table-cell>
          <table:table-cell office:value-type="string">
            <text:p>5-7 cm</text:p>
          </table:table-cell>
          <table:table-cell office:value-type="string">
            <text:p>Caciotta_cheese</text:p>
          </table:table-cell>
          <table:table-cell table:number-columns-repeated="2"/>
          <table:table-cell office:value-type="string">
            <text:p>Verdicchio dei Castelli di Jesi Casal Serra, Malvasia delle Lipari</text:p>
          </table:table-cell>
          <table:table-cell table:number-columns-repeated="994"/>
        </table:table-row>
        <table:table-row table:style-name="ro1">
          <table:table-cell office:value-type="string">
            <text:p>Casizolu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tretched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1-15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Bonarcado, Cuglieri, Paulilatino, Santu Lussurgiu, Scano di Montiferro, Seneghe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pear-like</text:p>
          </table:table-cell>
          <table:table-cell/>
          <table:table-cell office:value-type="string">
            <text:p>2-3 kg</text:p>
          </table:table-cell>
          <table:table-cell office:value-type="string">
            <text:p>20 cm</text:p>
          </table:table-cell>
          <table:table-cell table:number-columns-repeated="998"/>
        </table:table-row>
        <table:table-row table:style-name="ro1">
          <table:table-cell office:value-type="string">
            <text:p>Casole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2-1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, Trentino-Alto Adige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with figs</text:p>
          </table:table-cell>
          <table:table-cell office:value-type="string">
            <text:p>white with moulds</text:p>
          </table:table-cell>
          <table:table-cell office:value-type="string">
            <text:p>rectangular</text:p>
          </table:table-cell>
          <table:table-cell office:value-type="string">
            <text:p>20-25 cm</text:p>
          </table:table-cell>
          <table:table-cell office:value-type="string">
            <text:p>1.3-2 kg</text:p>
          </table:table-cell>
          <table:table-cell office:value-type="string">
            <text:p>5-8 cm</text:p>
          </table:table-cell>
          <table:table-cell office:value-type="string">
            <text:p>Casolet_cheese, Casolét_della_Val_di_Sole_cheese</text:p>
          </table:table-cell>
          <table:table-cell table:number-columns-repeated="2"/>
          <table:table-cell office:value-type="string">
            <text:p>Franciacorta Millesimato Bellavista</text:p>
          </table:table-cell>
          <table:table-cell table:number-columns-repeated="994"/>
        </table:table-row>
        <table:table-row table:style-name="ro1">
          <table:table-cell office:value-type="string">
            <text:p>Castelmagno</text:p>
          </table:table-cell>
          <table:table-cell table:number-columns-repeated="3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2-6 months</text:p>
          </table:table-cell>
          <table:table-cell office:value-type="string">
            <text:p>PDO</text:p>
          </table:table-cell>
          <table:table-cell office:value-type="string">
            <text:p>Castelmagno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office:value-type="string">
            <text:p>Monterosso Grana, Pradleves, Castelmagno</text:p>
          </table:table-cell>
          <table:table-cell office:value-type="string">
            <text:p>Valle Grana</text:p>
          </table:table-cell>
          <table:table-cell office:value-type="string">
            <text:p>table, melting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5-25 cm</text:p>
          </table:table-cell>
          <table:table-cell office:value-type="string">
            <text:p>5-7 kg</text:p>
          </table:table-cell>
          <table:table-cell office:value-type="string">
            <text:p>12-20 cm</text:p>
          </table:table-cell>
          <table:table-cell table:number-columns-repeated="3"/>
          <table:table-cell office:value-type="string">
            <text:p>Dolcetto d'Alba Ressia, Barolo</text:p>
          </table:table-cell>
          <table:table-cell table:number-columns-repeated="994"/>
        </table:table-row>
        <table:table-row table:style-name="ro1">
          <table:table-cell office:value-type="string">
            <text:p>Casu Axedu</text:p>
          </table:table-cell>
          <table:table-cell table:number-columns-repeated="3"/>
          <table:table-cell office:value-type="string">
            <text:p>sheep, 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3"/>
          <table:table-cell office:value-type="string">
            <text:p>cooking</text:p>
          </table:table-cell>
          <table:table-cell table:number-columns-repeated="2"/>
          <table:table-cell office:value-type="string">
            <text:p>rectangular</text:p>
          </table:table-cell>
          <table:table-cell/>
          <table:table-cell office:value-type="string">
            <text:p>150-300 g</text:p>
          </table:table-cell>
          <table:table-cell office:value-type="string">
            <text:p>4-7 cm</text:p>
          </table:table-cell>
          <table:table-cell table:number-columns-repeated="998"/>
        </table:table-row>
        <table:table-row table:style-name="ro1">
          <table:table-cell office:value-type="string">
            <text:p>Casu Marzu</text:p>
          </table:table-cell>
          <table:table-cell office:value-type="string">
            <text:p>Pecorino</text:p>
          </table:table-cell>
          <table:table-cell office:value-type="string">
            <text:p>Casu Modde, Casu Cundhídu </text:p>
          </table:table-cell>
          <table:table-cell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office:value-type="string">
            <text:p>not more than 4 months</text:p>
          </table:table-cell>
          <table:table-cell/>
          <table:table-cell office:value-type="string">
            <text:p>Casu_marzu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table:number-columns-repeated="3"/>
          <table:table-cell office:value-type="string">
            <text:p>Casu_marzu_cheese</text:p>
          </table:table-cell>
          <table:table-cell table:number-columns-repeated="997"/>
        </table:table-row>
        <table:table-row table:style-name="ro1">
          <table:table-cell office:value-type="string">
            <text:p>Crescenz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office:value-type="string">
            <text:p>5-10 days</text:p>
          </table:table-cell>
          <table:table-cell/>
          <table:table-cell office:value-type="string">
            <text:p>Stracchi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Venet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squared</text:p>
          </table:table-cell>
          <table:table-cell office:value-type="string">
            <text:p>16-20 cm</text:p>
          </table:table-cell>
          <table:table-cell office:value-type="string">
            <text:p>1.8-2 kg</text:p>
          </table:table-cell>
          <table:table-cell office:value-type="string">
            <text:p>4-5 cm</text:p>
          </table:table-cell>
          <table:table-cell office:value-type="string">
            <text:p>Crescenza_cheese</text:p>
          </table:table-cell>
          <table:table-cell/>
          <table:table-cell office:value-type="string">
            <text:p>Stracchino</text:p>
          </table:table-cell>
          <table:table-cell office:value-type="string">
            <text:p>Pinot Nero, Valcalepio</text:p>
          </table:table-cell>
          <table:table-cell table:number-columns-repeated="994"/>
        </table:table-row>
        <table:table-row table:style-name="ro1">
          <table:table-cell office:value-type="string">
            <text:p>Dobbiac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3-5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Dobbiaco</text:p>
          </table:table-cell>
          <table:table-cell office:value-type="string">
            <text:p>Val Pusteria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loaf-like</text:p>
          </table:table-cell>
          <table:table-cell office:value-type="string">
            <text:p>10 cm</text:p>
          </table:table-cell>
          <table:table-cell office:value-type="string">
            <text:p>5 kg</text:p>
          </table:table-cell>
          <table:table-cell office:value-type="string">
            <text:p>40 cm</text:p>
          </table:table-cell>
          <table:table-cell office:value-type="string">
            <text:p>Dobbiaco_cheese</text:p>
          </table:table-cell>
          <table:table-cell table:number-columns-repeated="997"/>
        </table:table-row>
        <table:table-row table:style-name="ro1">
          <table:table-cell office:value-type="string">
            <text:p>Dolcelatte</text:p>
          </table:table-cell>
          <table:table-cell/>
          <table:table-cell office:value-type="string">
            <text:p>Gorgonzola Dolce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office:value-type="string">
            <text:p>1-3 months</text:p>
          </table:table-cell>
          <table:table-cell/>
          <table:table-cell office:value-type="string">
            <text:p>Dolcelatte</text:p>
          </table:table-cell>
          <table:table-cell/>
          <table:table-cell office:value-type="string">
            <text:p>Italy</text:p>
          </table:table-cell>
          <table:table-cell table:number-columns-repeated="4"/>
          <table:table-cell office:value-type="string">
            <text:p>table, cooking</text:p>
          </table:table-cell>
          <table:table-cell table:number-columns-repeated="1004"/>
        </table:table-row>
        <table:table-row table:style-name="ro1">
          <table:table-cell office:value-type="string">
            <text:p>Fiore Sard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hard</text:p>
          </table:table-cell>
          <table:table-cell office:value-type="string">
            <text:p>2-8 months</text:p>
          </table:table-cell>
          <table:table-cell office:value-type="string">
            <text:p>PDO</text:p>
          </table:table-cell>
          <table:table-cell office:value-type="string">
            <text:p>Fiore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12-25 cm</text:p>
          </table:table-cell>
          <table:table-cell office:value-type="string">
            <text:p>1-5 kg</text:p>
          </table:table-cell>
          <table:table-cell office:value-type="string">
            <text:p>13-15 cm</text:p>
          </table:table-cell>
          <table:table-cell office:value-type="string">
            <text:p>Fiore_Sardo_cheese</text:p>
          </table:table-cell>
          <table:table-cell table:number-columns-repeated="997"/>
        </table:table-row>
        <table:table-row table:style-name="ro1">
          <table:table-cell office:value-type="string">
            <text:p>Fonti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3 months</text:p>
          </table:table-cell>
          <table:table-cell office:value-type="string">
            <text:p>PDO</text:p>
          </table:table-cell>
          <table:table-cell office:value-type="string">
            <text:p>Fontina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3"/>
          <table:table-cell office:value-type="string">
            <text:p>table, cooking, melting</text:p>
          </table:table-cell>
          <table:table-cell office:value-type="string">
            <text:p>fonduta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8-12 kg</text:p>
          </table:table-cell>
          <table:table-cell office:value-type="string">
            <text:p>7-10 cm</text:p>
          </table:table-cell>
          <table:table-cell office:value-type="string">
            <text:p>Fontina_cheese</text:p>
          </table:table-cell>
          <table:table-cell office:value-type="string">
            <text:p>fontina_cheese</text:p>
          </table:table-cell>
          <table:table-cell office:value-type="string">
            <text:p>Raclette</text:p>
          </table:table-cell>
          <table:table-cell table:number-columns-repeated="995"/>
        </table:table-row>
        <table:table-row table:style-name="ro1">
          <table:table-cell office:value-type="string">
            <text:p>Formaggella del Luinese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, soft</text:p>
          </table:table-cell>
          <table:table-cell office:value-type="string">
            <text:p>20-3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Varese</text:p>
          </table:table-cell>
          <table:table-cell office:value-type="string">
            <text:p>Luino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13-15 cm</text:p>
          </table:table-cell>
          <table:table-cell office:value-type="string">
            <text:p>700-900 g</text:p>
          </table:table-cell>
          <table:table-cell office:value-type="string">
            <text:p>8-12 cm</text:p>
          </table:table-cell>
          <table:table-cell office:value-type="string">
            <text:p>Formaggella_del_Luinese_cheese</text:p>
          </table:table-cell>
          <table:table-cell table:number-columns-repeated="2"/>
          <table:table-cell office:value-type="string">
            <text:p>Cabernet Sauvignon, Moscato Strevi Passito</text:p>
          </table:table-cell>
          <table:table-cell table:number-columns-repeated="994"/>
        </table:table-row>
        <table:table-row table:style-name="ro1">
          <table:table-cell office:value-type="string">
            <text:p>Formaggio di Fossa di Sogliano</text:p>
          </table:table-cell>
          <table:table-cell table:number-columns-repeated="3"/>
          <table:table-cell office:value-type="string">
            <text:p>sheep, cow</text:p>
          </table:table-cell>
          <table:table-cell table:number-columns-repeated="3"/>
          <table:table-cell office:value-type="string">
            <text:p>semi-soft</text:p>
          </table:table-cell>
          <table:table-cell office:value-type="string">
            <text:p>3-4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Marche</text:p>
          </table:table-cell>
          <table:table-cell office:value-type="string">
            <text:p>Bologna, Forlì-Cesena, Ravenna, Rimini, Ancona, Ascoli Piceno, Macerata, Pesaro-Urbino</text:p>
          </table:table-cell>
          <table:table-cell table:style-name="Default" office:value-type="string">
            <text:p>Sogliano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various</text:p>
          </table:table-cell>
          <table:table-cell table:number-columns-repeated="3"/>
          <table:table-cell office:value-type="string">
            <text:p>Formaggio_di_fossa_cheese</text:p>
          </table:table-cell>
          <table:table-cell table:number-columns-repeated="2"/>
          <table:table-cell office:value-type="string">
            <text:p>Albana Passito</text:p>
          </table:table-cell>
          <table:table-cell table:number-columns-repeated="994"/>
        </table:table-row>
        <table:table-row table:style-name="ro1">
          <table:table-cell office:value-type="string">
            <text:p>Formai de Mut dell'Alta Valle Bremb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1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/>
          <table:table-cell office:value-type="string">
            <text:p>Val Brembana</text:p>
          </table:table-cell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8-12 kg</text:p>
          </table:table-cell>
          <table:table-cell office:value-type="string">
            <text:p>8-10 cm</text:p>
          </table:table-cell>
          <table:table-cell table:number-columns-repeated="998"/>
        </table:table-row>
        <table:table-row table:style-name="ro1">
          <table:table-cell office:value-type="string">
            <text:p>Fres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/>
          <table:table-cell office:value-type="string">
            <text:p>Bonoria, Bortigali, Bosa, Macomer, Silanus</text:p>
          </table:table-cell>
          <table:table-cell/>
          <table:table-cell office:value-type="string">
            <text:p>cooking</text:p>
          </table:table-cell>
          <table:table-cell table:number-columns-repeated="4"/>
          <table:table-cell office:value-type="string">
            <text:p>1-1.5 kg</text:p>
          </table:table-cell>
          <table:table-cell office:value-type="string">
            <text:p>5 cm</text:p>
          </table:table-cell>
          <table:table-cell table:number-columns-repeated="998"/>
        </table:table-row>
        <table:table-row table:style-name="ro1">
          <table:table-cell office:value-type="string">
            <text:p>Giacobin de Zen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09"/>
        </table:table-row>
        <table:table-row table:style-name="ro1">
          <table:table-cell office:value-type="string">
            <text:p>Gioddu</text:p>
          </table:table-cell>
          <table:table-cell/>
          <table:table-cell office:value-type="string">
            <text:p>Mizzurado</text:p>
          </table:table-cell>
          <table:table-cell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3"/>
          <table:table-cell office:value-type="string">
            <text:p>table, spread</text:p>
          </table:table-cell>
          <table:table-cell table:number-columns-repeated="1004"/>
        </table:table-row>
        <table:table-row table:style-name="ro1">
          <table:table-cell office:value-type="string">
            <text:p>Gorgonzol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blue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office:value-type="string">
            <text:p>Gorgonzola_cheese</text:p>
          </table:table-cell>
          <table:table-cell/>
          <table:table-cell office:value-type="string">
            <text:p>Italy</text:p>
          </table:table-cell>
          <table:table-cell office:value-type="string">
            <text:p>Piemonte, Lombardia</text:p>
          </table:table-cell>
          <table:table-cell office:value-type="string">
            <text:p>Novara, Vercelli, Cuneo, Bergamo, Brescia, Como, Cremona, Milano, Pavia, Lodi</text:p>
          </table:table-cell>
          <table:table-cell office:value-type="string">
            <text:p>Casale Monferrato</text:p>
          </table:table-cell>
          <table:table-cell/>
          <table:table-cell office:value-type="string">
            <text:p>table, spread</text:p>
          </table:table-cell>
          <table:table-cell/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25-30 cm</text:p>
          </table:table-cell>
          <table:table-cell office:value-type="string">
            <text:p>6-13 kg</text:p>
          </table:table-cell>
          <table:table-cell office:value-type="string">
            <text:p>16-20 cm</text:p>
          </table:table-cell>
          <table:table-cell/>
          <table:table-cell office:value-type="string">
            <text:p>gorgonzola_cheese</text:p>
          </table:table-cell>
          <table:table-cell office:value-type="string">
            <text:p>Dolcelatte, Torta</text:p>
          </table:table-cell>
          <table:table-cell office:value-type="string">
            <text:p>Chianti, Sauternes, Barbera D'Alba</text:p>
          </table:table-cell>
          <table:table-cell table:number-columns-repeated="994"/>
        </table:table-row>
        <table:table-row table:style-name="ro1">
          <table:table-cell office:value-type="string">
            <text:p>Grana Padan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36 months</text:p>
          </table:table-cell>
          <table:table-cell office:value-type="string">
            <text:p>PDO</text:p>
          </table:table-cell>
          <table:table-cell office:value-type="string">
            <text:p>Grana_Pada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Trentino-Alto Adige, Veneto, Emiglia-Romagna</text:p>
          </table:table-cell>
          <table:table-cell office:value-type="string">
            <text:p>Lodi, Bergamo, Brescia, Como, Cremona, Mantova, Milano, Pavia, Sondrio, Lecco, Varese, Alessandria, Asti, Cuneo, Novara, Torino, Vercelli, Trento, Padova, Rovigo, Treviso, Venezia, Verona, Vicenza, Bologna, Ferrara, Forlì-Cesena, Piacenza, Ravenna, Rimini</text:p>
          </table:table-cell>
          <table:table-cell table:number-columns-repeated="2"/>
          <table:table-cell office:value-type="string">
            <text:p>grating, table</text:p>
          </table:table-cell>
          <table:table-cell/>
          <table:table-cell office:value-type="string">
            <text:p>oiled</text:p>
          </table:table-cell>
          <table:table-cell office:value-type="string">
            <text:p>circle</text:p>
          </table:table-cell>
          <table:table-cell office:value-type="string">
            <text:p>35-45 cm</text:p>
          </table:table-cell>
          <table:table-cell office:value-type="string">
            <text:p>24-40 kg</text:p>
          </table:table-cell>
          <table:table-cell office:value-type="string">
            <text:p>18-25 cm</text:p>
          </table:table-cell>
          <table:table-cell/>
          <table:table-cell office:value-type="string">
            <text:p>parmesan_cheese</text:p>
          </table:table-cell>
          <table:table-cell/>
          <table:table-cell office:value-type="string">
            <text:p>Prosecco Di Conegliano</text:p>
          </table:table-cell>
          <table:table-cell table:number-columns-repeated="994"/>
        </table:table-row>
        <table:table-row table:style-name="ro1">
          <table:table-cell office:value-type="string">
            <text:p>Gransard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at least 20 months, ideally 38-4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table:number-columns-repeated="2"/>
          <table:table-cell office:value-type="string">
            <text:p>table, grating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33-36 cm</text:p>
          </table:table-cell>
          <table:table-cell office:value-type="string">
            <text:p>16-18 kg</text:p>
          </table:table-cell>
          <table:table-cell office:value-type="string">
            <text:p>16-20 cm</text:p>
          </table:table-cell>
          <table:table-cell table:number-columns-repeated="998"/>
        </table:table-row>
        <table:table-row table:style-name="ro1">
          <table:table-cell office:value-type="string">
            <text:p>Grevi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3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office:value-type="string">
            <text:p>Ozieri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/>
          <table:table-cell office:value-type="string">
            <text:p>3 kg</text:p>
          </table:table-cell>
          <table:table-cell office:value-type="string">
            <text:p>17 cm</text:p>
          </table:table-cell>
          <table:table-cell table:number-columns-repeated="998"/>
        </table:table-row>
        <table:table-row table:style-name="ro1">
          <table:table-cell office:value-type="string">
            <text:p>Ircano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Ogliastra, Medio Campidano</text:p>
          </table:table-cell>
          <table:table-cell office:value-type="string">
            <text:p>Guspini, Tertenia, San Nicolò Gerrei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hexagonal</text:p>
          </table:table-cell>
          <table:table-cell/>
          <table:table-cell office:value-type="string">
            <text:p>1.5 kg</text:p>
          </table:table-cell>
          <table:table-cell office:value-type="string">
            <text:p>7-8 cm</text:p>
          </table:table-cell>
          <table:table-cell table:number-columns-repeated="998"/>
        </table:table-row>
        <table:table-row table:style-name="ro1">
          <table:table-cell office:value-type="string">
            <text:p>Montas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Montasio</text:p>
          </table:table-cell>
          <table:table-cell/>
          <table:table-cell office:value-type="string">
            <text:p>Italy</text:p>
          </table:table-cell>
          <table:table-cell office:value-type="string">
            <text:p>Friuli-Venezia Giulia, Veneto</text:p>
          </table:table-cell>
          <table:table-cell office:value-type="string">
            <text:p>Udine, Pordenone, Gorizia, Trieste, Belluno, Treviso, Padova, Venezia</text:p>
          </table:table-cell>
          <table:table-cell table:number-columns-repeated="4"/>
          <table:table-cell office:value-type="string">
            <text:p>natural</text:p>
          </table:table-cell>
          <table:table-cell table:number-columns-repeated="7"/>
          <table:table-cell office:value-type="string">
            <text:p>Soave Classico Balestri Valda</text:p>
          </table:table-cell>
          <table:table-cell table:number-columns-repeated="994"/>
        </table:table-row>
        <table:table-row table:style-name="ro1">
          <table:table-cell office:value-type="string">
            <text:p>Monte Veron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PDO</text:p>
          </table:table-cell>
          <table:table-cell office:value-type="string">
            <text:p>Monte_Veronese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  <table:table-cell office:value-type="string">
            <text:p>table</text:p>
          </table:table-cell>
          <table:table-cell table:number-columns-repeated="6"/>
          <table:table-cell office:value-type="string">
            <text:p>Monte_Veronese_cheese</text:p>
          </table:table-cell>
          <table:table-cell table:number-columns-repeated="2"/>
          <table:table-cell office:value-type="string">
            <text:p>Valpolicella Classico 2002</text:p>
          </table:table-cell>
          <table:table-cell table:number-columns-repeated="994"/>
        </table:table-row>
        <table:table-row table:style-name="ro1">
          <table:table-cell office:value-type="string">
            <text:p>Mozzarella di Bufala Campana</text:p>
          </table:table-cell>
          <table:table-cell table:number-columns-repeated="3"/>
          <table:table-cell office:value-type="string">
            <text:p>buffalo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/>
          <table:table-cell office:value-type="string">
            <text:p>PDO</text:p>
          </table:table-cell>
          <table:table-cell office:value-type="string">
            <text:p>Buffalo_mozzarella</text:p>
          </table:table-cell>
          <table:table-cell/>
          <table:table-cell office:value-type="string">
            <text:p>Italy</text:p>
          </table:table-cell>
          <table:table-cell office:value-type="string">
            <text:p>Campania, Lazio</text:p>
          </table:table-cell>
          <table:table-cell office:value-type="string">
            <text:p>Caserta, Salerno, Napoli, Benevento, Frosinone, Latina, Rom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office:value-type="string">
            <text:p>pear-like</text:p>
          </table:table-cell>
          <table:table-cell table:number-columns-repeated="3"/>
          <table:table-cell office:value-type="string">
            <text:p>Mozzarella_di_Bufala_Campana_cheese</text:p>
          </table:table-cell>
          <table:table-cell office:value-type="string">
            <text:p>mozzarella_cheese</text:p>
          </table:table-cell>
          <table:table-cell/>
          <table:table-cell office:value-type="string">
            <text:p>Hirondelle Bianco Greco </text:p>
          </table:table-cell>
          <table:table-cell table:number-columns-repeated="994"/>
        </table:table-row>
        <table:table-row table:style-name="ro1">
          <table:table-cell office:value-type="string">
            <text:p>Murazzano</text:p>
          </table:table-cell>
          <table:table-cell table:number-columns-repeated="3"/>
          <table:table-cell office:value-type="string">
            <text:p>sheep 60%, cow 4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at least 10 days, up to 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3"/>
          <table:table-cell office:value-type="string">
            <text:p>10-15 cm</text:p>
          </table:table-cell>
          <table:table-cell office:value-type="string">
            <text:p>300-400 g</text:p>
          </table:table-cell>
          <table:table-cell office:value-type="string">
            <text:p>3-4 cm</text:p>
          </table:table-cell>
          <table:table-cell table:number-columns-repeated="998"/>
        </table:table-row>
        <table:table-row table:style-name="ro1">
          <table:table-cell office:value-type="string">
            <text:p>Murutzulu</text:p>
          </table:table-cell>
          <table:table-cell/>
          <table:table-cell office:value-type="string">
            <text:p>Pischeddu, Casu de 'Acca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at least 4 weeks, up to 1 year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Montiferru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/>
          <table:table-cell office:value-type="string">
            <text:p>1.5-3 kg</text:p>
          </table:table-cell>
          <table:table-cell office:value-type="string">
            <text:p>9-10 cm</text:p>
          </table:table-cell>
          <table:table-cell table:number-columns-repeated="998"/>
        </table:table-row>
        <table:table-row table:style-name="ro1">
          <table:table-cell office:value-type="string">
            <text:p>Nostrano Valtrompi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/>
          <table:table-cell office:value-type="string">
            <text:p>Val Trompia</text:p>
          </table:table-cell>
          <table:table-cell table:number-columns-repeated="1005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Grana</text:p>
          </table:table-cell>
          <table:table-cell office:value-type="string">
            <text:p>Parmigiano-Reggiano</text:p>
          </table:table-cell>
          <table:table-cell/>
          <table:table-cell office:value-type="string">
            <text:p>cow</text:p>
          </table:table-cell>
          <table:table-cell office:value-type="string">
            <text:p>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Parmigiano-Reggiano</text:p>
          </table:table-cell>
          <table:table-cell/>
          <table:table-cell office:value-type="string">
            <text:p>Italy</text:p>
          </table:table-cell>
          <table:table-cell office:value-type="string">
            <text:p>Emilia-Romagna, Lombardia</text:p>
          </table:table-cell>
          <table:table-cell office:value-type="string">
            <text:p>Modena, Parma, Reggio Emilia, Bologna, Mantova</text:p>
          </table:table-cell>
          <table:table-cell table:number-columns-repeated="2"/>
          <table:table-cell office:value-type="string">
            <text:p>table, grating</text:p>
          </table:table-cell>
          <table:table-cell/>
          <table:table-cell office:value-type="string">
            <text:p>rubbed</text:p>
          </table:table-cell>
          <table:table-cell table:number-columns-repeated="5"/>
          <table:table-cell office:value-type="string">
            <text:p>parmesan_cheese</text:p>
          </table:table-cell>
          <table:table-cell/>
          <table:table-cell office:value-type="string">
            <text:p>Gavi di Gavi Bric Sassi, Prosecco Di Conegliano, Chianti, Shiraz</text:p>
          </table:table-cell>
          <table:table-cell table:number-columns-repeated="994"/>
        </table:table-row>
        <table:table-row table:style-name="ro1">
          <table:table-cell office:value-type="string">
            <text:p>Pecorino di Fili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6"/>
        </table:table-row>
        <table:table-row table:style-name="ro1">
          <table:table-cell office:value-type="string">
            <text:p>Pecorino di Osil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5-6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office:value-type="string">
            <text:p>Osilo, Ploaghe, Nulvi, Codrongianos, Tergu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16-22 cm</text:p>
          </table:table-cell>
          <table:table-cell office:value-type="string">
            <text:p>1.4-2 kg</text:p>
          </table:table-cell>
          <table:table-cell office:value-type="string">
            <text:p>11-13 cm</text:p>
          </table:table-cell>
          <table:table-cell table:number-columns-repeated="998"/>
        </table:table-row>
        <table:table-row table:style-name="ro1">
          <table:table-cell office:value-type="string">
            <text:p>Pecorino di Picinisc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azio</text:p>
          </table:table-cell>
          <table:table-cell office:value-type="string">
            <text:p>Frosinone</text:p>
          </table:table-cell>
          <table:table-cell/>
          <table:table-cell office:value-type="string">
            <text:p>Valle di Comino</text:p>
          </table:table-cell>
          <table:table-cell table:number-columns-repeated="8"/>
          <table:table-cell office:value-type="string">
            <text:p>pecorino_cheese</text:p>
          </table:table-cell>
          <table:table-cell table:number-columns-repeated="996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5-8 months</text:p>
          </table:table-cell>
          <table:table-cell office:value-type="string">
            <text:p>PDO</text:p>
          </table:table-cell>
          <table:table-cell office:value-type="string">
            <text:p>Pecorino_Romano</text:p>
          </table:table-cell>
          <table:table-cell/>
          <table:table-cell office:value-type="string">
            <text:p>Italy</text:p>
          </table:table-cell>
          <table:table-cell office:value-type="string">
            <text:p>Sardegna, Lazio, Toscana</text:p>
          </table:table-cell>
          <table:table-cell office:value-type="string">
            <text:p>Roma, Grosseto, Cagliari, Nuoro, Oristano, Sassari</text:p>
          </table:table-cell>
          <table:table-cell office:value-type="string">
            <text:p>Gavoi</text:p>
          </table:table-cell>
          <table:table-cell office:value-type="string">
            <text:p>Agro romano</text:p>
          </table:table-cell>
          <table:table-cell office:value-type="string">
            <text:p>grating</text:p>
          </table:table-cell>
          <table:table-cell table:number-columns-repeated="3"/>
          <table:table-cell office:value-type="string">
            <text:p>25-30 cm</text:p>
          </table:table-cell>
          <table:table-cell office:value-type="string">
            <text:p>20-35 kg</text:p>
          </table:table-cell>
          <table:table-cell office:value-type="string">
            <text:p>20 cm</text:p>
          </table:table-cell>
          <table:table-cell/>
          <table:table-cell office:value-type="string">
            <text:p>pecorino_cheese</text:p>
          </table:table-cell>
          <table:table-cell table:number-columns-repeated="996"/>
        </table:table-row>
        <table:table-row table:style-name="ro1">
          <table:table-cell office:value-type="string">
            <text:p>Pecorino Sard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3"/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Pecorino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4"/>
          <table:table-cell office:value-type="string">
            <text:p>oiled</text:p>
          </table:table-cell>
          <table:table-cell table:number-columns-repeated="4"/>
          <table:table-cell office:value-type="string">
            <text:p>Pecorino_sardo</text:p>
          </table:table-cell>
          <table:table-cell office:value-type="string">
            <text:p>pecorino_cheese</text:p>
          </table:table-cell>
          <table:table-cell/>
          <table:table-cell office:value-type="string">
            <text:p>Vermentino Rosso</text:p>
          </table:table-cell>
          <table:table-cell table:number-columns-repeated="994"/>
        </table:table-row>
        <table:table-row table:style-name="ro1">
          <table:table-cell office:value-type="string">
            <text:p>Pecorino Sicili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ecorino_Sicili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table:number-columns-repeated="10"/>
          <table:table-cell office:value-type="string">
            <text:p>Pecorino_Siciliano</text:p>
          </table:table-cell>
          <table:table-cell office:value-type="string">
            <text:p>pecorino_cheese</text:p>
          </table:table-cell>
          <table:table-cell table:number-columns-repeated="996"/>
        </table:table-row>
        <table:table-row table:style-name="ro1">
          <table:table-cell office:value-type="string">
            <text:p>Pecorino Tosc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oscana</text:p>
          </table:table-cell>
          <table:table-cell office:value-type="string">
            <text:p>Arezzo, Pisa, Massa Carrara, Livorno, Grosseto, Firenze, Prato, Lucca, Pistoia, Sien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6"/>
        </table:table-row>
        <table:table-row table:style-name="ro1">
          <table:table-cell office:value-type="string">
            <text:p>Peret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tretched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no more than 15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pear-like</text:p>
          </table:table-cell>
          <table:table-cell/>
          <table:table-cell office:value-type="string">
            <text:p>0.5-1 kg</text:p>
          </table:table-cell>
          <table:table-cell table:number-columns-repeated="999"/>
        </table:table-row>
        <table:table-row table:style-name="ro1">
          <table:table-cell office:value-type="string">
            <text:p>Piacentinu Enn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Enna</text:p>
          </table:table-cell>
          <table:table-cell table:number-columns-repeated="9"/>
          <table:table-cell office:value-type="string">
            <text:p>Piacentinu_di_Enna_cheese</text:p>
          </table:table-cell>
          <table:table-cell table:number-columns-repeated="997"/>
        </table:table-row>
        <table:table-row table:style-name="ro1">
          <table:table-cell office:value-type="string">
            <text:p>Piave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iave_(cheese)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7"/>
        </table:table-row>
        <table:table-row table:style-name="ro1">
          <table:table-cell office:value-type="string">
            <text:p>Pressat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7"/>
        </table:table-row>
        <table:table-row table:style-name="ro1">
          <table:table-cell office:value-type="string">
            <text:p>Provolone</text:p>
          </table:table-cell>
          <table:table-cell table:number-columns-repeated="9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09"/>
        </table:table-row>
        <table:table-row table:style-name="ro1">
          <table:table-cell office:value-type="string">
            <text:p>Provolone del Monaco</text:p>
          </table:table-cell>
          <table:table-cell office:value-type="string">
            <text:p>Provolone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kneaded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</text:p>
          </table:table-cell>
          <table:table-cell office:value-type="string">
            <text:p>Napoli</text:p>
          </table:table-cell>
          <table:table-cell office:value-type="string">
            <text:p>Agerola, Casola di Napoli, Castellammare di Stabia, Gragnano, Lettere, Massa Lubrense, Meta, Piano di Sorrento, Pimonte, Sant'Agnello, Sorrento, Santa Maria La Carità, Vico Equense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natural</text:p>
          </table:table-cell>
          <table:table-cell office:value-type="string">
            <text:p>pear-like</text:p>
          </table:table-cell>
          <table:table-cell table:number-columns-repeated="3"/>
          <table:table-cell office:value-type="string">
            <text:p>Provolone_del_monaco_cheese</text:p>
          </table:table-cell>
          <table:table-cell table:number-columns-repeated="2"/>
          <table:table-cell office:value-type="string">
            <text:p>Hirondelle Bianco Greco </text:p>
          </table:table-cell>
          <table:table-cell table:number-columns-repeated="994"/>
        </table:table-row>
        <table:table-row table:style-name="ro1">
          <table:table-cell office:value-type="string">
            <text:p>Provolone Valpad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pasta filata</text:p>
          </table:table-cell>
          <table:table-cell office:value-type="string">
            <text:p>3 months or more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Emilia-Romagna, Trentino-Alto Adige</text:p>
          </table:table-cell>
          <table:table-cell office:value-type="string">
            <text:p>Bergamo, Brescia, Cremona, Mantova, Milano, Padova, Rovigo, Verona, Vicenza, Piacenza, Trento</text:p>
          </table:table-cell>
          <table:table-cell table:number-columns-repeated="2"/>
          <table:table-cell office:value-type="string">
            <text:p>table, cooking</text:p>
          </table:table-cell>
          <table:table-cell table:number-columns-repeated="4"/>
          <table:table-cell office:value-type="string">
            <text:p>1-100 kg</text:p>
          </table:table-cell>
          <table:table-cell table:number-columns-repeated="999"/>
        </table:table-row>
        <table:table-row table:style-name="ro1">
          <table:table-cell office:value-type="string">
            <text:p>Puzzone di Moe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Trento</text:p>
          </table:table-cell>
          <table:table-cell office:value-type="string">
            <text:p>Predazzo, Moena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36 cm</text:p>
          </table:table-cell>
          <table:table-cell office:value-type="string">
            <text:p>9 kg</text:p>
          </table:table-cell>
          <table:table-cell office:value-type="string">
            <text:p>10 cm</text:p>
          </table:table-cell>
          <table:table-cell table:number-columns-repeated="998"/>
        </table:table-row>
        <table:table-row table:style-name="ro1">
          <table:table-cell office:value-type="string">
            <text:p>Quartirolo Lombard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omo, Cremona, Lodi, Milano, Pavia, Varese</text:p>
          </table:table-cell>
          <table:table-cell table:number-columns-repeated="2"/>
          <table:table-cell office:value-type="string">
            <text:p>table, cooking</text:p>
          </table:table-cell>
          <table:table-cell table:number-columns-repeated="2"/>
          <table:table-cell office:value-type="string">
            <text:p>squared</text:p>
          </table:table-cell>
          <table:table-cell office:value-type="string">
            <text:p>18-22 cm</text:p>
          </table:table-cell>
          <table:table-cell office:value-type="string">
            <text:p>1.5-3.5 kg</text:p>
          </table:table-cell>
          <table:table-cell office:value-type="string">
            <text:p>4-8 cm</text:p>
          </table:table-cell>
          <table:table-cell table:number-columns-repeated="998"/>
        </table:table-row>
        <table:table-row table:style-name="ro1">
          <table:table-cell office:value-type="string">
            <text:p>Ragusa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Ragus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Ragusa, Siracusa</text:p>
          </table:table-cell>
          <table:table-cell office:value-type="string">
            <text:p>Acate, Chiaramonte Gulfi, Comiso, Giarratana, Ispica, Modica, Monterosso Almo, Pozzallo, Ragusa, Santa Croce Camerina, Scicli, Vittoria, Noto, Palazzolo Acreide, Rosolini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 office:value-type="string">
            <text:p>squared</text:p>
          </table:table-cell>
          <table:table-cell table:number-columns-repeated="3"/>
          <table:table-cell office:value-type="string">
            <text:p>Ragusano_cheese</text:p>
          </table:table-cell>
          <table:table-cell table:number-columns-repeated="2"/>
          <table:table-cell office:value-type="string">
            <text:p>Hasar, Sangiovese Antica Enotria</text:p>
          </table:table-cell>
          <table:table-cell table:number-columns-repeated="994"/>
        </table:table-row>
        <table:table-row table:style-name="ro1">
          <table:table-cell office:value-type="string">
            <text:p>Raschera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90 days</text:p>
          </table:table-cell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3"/>
          <table:table-cell office:value-type="string">
            <text:p>Resiot d'Alba Ressia</text:p>
          </table:table-cell>
          <table:table-cell table:number-columns-repeated="994"/>
        </table:table-row>
        <table:table-row table:style-name="ro1">
          <table:table-cell office:value-type="string">
            <text:p>Raschera d'alpeggio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natural</text:p>
          </table:table-cell>
          <table:table-cell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3"/>
          <table:table-cell office:value-type="string">
            <text:p>Resiot d'Alba Ressia</text:p>
          </table:table-cell>
          <table:table-cell table:number-columns-repeated="994"/>
        </table:table-row>
        <table:table-row table:style-name="ro1">
          <table:table-cell office:value-type="string">
            <text:p>Ricotta Gentile</text:p>
          </table:table-cell>
          <table:table-cell office:value-type="string">
            <text:p>Ricott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Cagliari, Sassari, Oristano</text:p>
          </table:table-cell>
          <table:table-cell table:number-columns-repeated="2"/>
          <table:table-cell office:value-type="string">
            <text:p>cooking, 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10-20 cm</text:p>
          </table:table-cell>
          <table:table-cell office:value-type="string">
            <text:p>1.5-2 kg</text:p>
          </table:table-cell>
          <table:table-cell office:value-type="string">
            <text:p>8-10 cm</text:p>
          </table:table-cell>
          <table:table-cell table:number-columns-repeated="998"/>
        </table:table-row>
        <table:table-row table:style-name="ro1">
          <table:table-cell office:value-type="string">
            <text:p>Ricotta Mustia</text:p>
          </table:table-cell>
          <table:table-cell office:value-type="string">
            <text:p>Ricott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/>
          <table:table-cell office:value-type="string">
            <text:p>0.8-2 kg</text:p>
          </table:table-cell>
          <table:table-cell office:value-type="string">
            <text:p>2 cm</text:p>
          </table:table-cell>
          <table:table-cell table:number-columns-repeated="998"/>
        </table:table-row>
        <table:table-row table:style-name="ro1">
          <table:table-cell office:value-type="string">
            <text:p>Ricotta Romana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azio</text:p>
          </table:table-cell>
          <table:table-cell table:number-columns-repeated="11"/>
          <table:table-cell office:value-type="string">
            <text:p>ricotta_cheese</text:p>
          </table:table-cell>
          <table:table-cell table:number-columns-repeated="996"/>
        </table:table-row>
        <table:table-row table:style-name="ro1">
          <table:table-cell office:value-type="string">
            <text:p>Robiola di Roccaverano</text:p>
          </table:table-cell>
          <table:table-cell table:number-columns-repeated="3"/>
          <table:table-cell office:value-type="string">
            <text:p>cow 85%, sheep or goat 15%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3"/>
          <table:table-cell office:value-type="string">
            <text:p>10-14 cm</text:p>
          </table:table-cell>
          <table:table-cell office:value-type="string">
            <text:p>400 g</text:p>
          </table:table-cell>
          <table:table-cell office:value-type="string">
            <text:p>4-5 cm</text:p>
          </table:table-cell>
          <table:table-cell table:number-columns-repeated="998"/>
        </table:table-row>
        <table:table-row table:style-name="ro1">
          <table:table-cell office:value-type="string">
            <text:p>Salva Cremas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remona, Lecco, Lodi, Milano</text:p>
          </table:table-cell>
          <table:table-cell table:number-columns-repeated="1007"/>
        </table:table-row>
        <table:table-row table:style-name="ro1">
          <table:table-cell office:value-type="string">
            <text:p>Scamorza</text:p>
          </table:table-cell>
          <table:table-cell table:number-columns-repeated="3"/>
          <table:table-cell office:value-type="string">
            <text:p>cow</text:p>
          </table:table-cell>
          <table:table-cell/>
          <table:table-cell office:value-type="string">
            <text:p>stretched</text:p>
          </table:table-cell>
          <table:table-cell/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table:number-columns-repeated="4"/>
          <table:table-cell office:value-type="string">
            <text:p>table, cooking, grilling</text:p>
          </table:table-cell>
          <table:table-cell table:number-columns-repeated="2"/>
          <table:table-cell office:value-type="string">
            <text:p>pear-like</text:p>
          </table:table-cell>
          <table:table-cell table:number-columns-repeated="3"/>
          <table:table-cell office:value-type="string">
            <text:p>Scamorza_cheese</text:p>
          </table:table-cell>
          <table:table-cell table:number-columns-repeated="997"/>
        </table:table-row>
        <table:table-row table:style-name="ro1">
          <table:table-cell office:value-type="string">
            <text:p>Semicotto Caprino</text:p>
          </table:table-cell>
          <table:table-cell table:number-columns-repeated="3"/>
          <table:table-cell office:value-type="string">
            <text:p>goat, 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Cagliari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20-25 cm</text:p>
          </table:table-cell>
          <table:table-cell office:value-type="string">
            <text:p>3-4 kg</text:p>
          </table:table-cell>
          <table:table-cell office:value-type="string">
            <text:p>10-15 cm</text:p>
          </table:table-cell>
          <table:table-cell table:number-columns-repeated="998"/>
        </table:table-row>
        <table:table-row table:style-name="ro1">
          <table:table-cell office:value-type="string">
            <text:p>Spressa delle Giudicari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/>
          <table:table-cell office:value-type="string">
            <text:p>Chiese, Rendena, Ledro</text:p>
          </table:table-cell>
          <table:table-cell office:value-type="string">
            <text:p>Valli Giudicarie</text:p>
          </table:table-cell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35 cm</text:p>
          </table:table-cell>
          <table:table-cell office:value-type="string">
            <text:p>6-8 kg</text:p>
          </table:table-cell>
          <table:table-cell office:value-type="string">
            <text:p>8-9 cm</text:p>
          </table:table-cell>
          <table:table-cell table:number-columns-repeated="998"/>
        </table:table-row>
        <table:table-row table:style-name="ro1">
          <table:table-cell office:value-type="string">
            <text:p>Squacquerone di Romag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Emilia-Romagna</text:p>
          </table:table-cell>
          <table:table-cell office:value-type="string">
            <text:p>Ravenna, Forlì-Cesena, Rimini, Bologna, Ferrara</text:p>
          </table:table-cell>
          <table:table-cell table:number-columns-repeated="9"/>
          <table:table-cell office:value-type="string">
            <text:p>Squaquarone_cheese</text:p>
          </table:table-cell>
          <table:table-cell table:number-columns-repeated="997"/>
        </table:table-row>
        <table:table-row table:style-name="ro1">
          <table:table-cell office:value-type="string">
            <text:p>Stelvio</text:p>
          </table:table-cell>
          <table:table-cell/>
          <table:table-cell office:value-type="string">
            <text:p>Stilfser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/>
          <table:table-cell office:value-type="string">
            <text:p>Parco Nazionale dello Stelvio</text:p>
          </table:table-cell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36-38 cm</text:p>
          </table:table-cell>
          <table:table-cell office:value-type="string">
            <text:p>8-10 kg</text:p>
          </table:table-cell>
          <table:table-cell office:value-type="string">
            <text:p>8-10 cm</text:p>
          </table:table-cell>
          <table:table-cell table:number-columns-repeated="998"/>
        </table:table-row>
        <table:table-row table:style-name="ro1">
          <table:table-cell office:value-type="string">
            <text:p>Stracchi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table:number-columns-repeated="2"/>
          <table:table-cell office:value-type="string">
            <text:p>Stracchi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Venet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squared</text:p>
          </table:table-cell>
          <table:table-cell table:number-columns-repeated="3"/>
          <table:table-cell office:value-type="string">
            <text:p>Stracchino_cheese</text:p>
          </table:table-cell>
          <table:table-cell/>
          <table:table-cell office:value-type="string">
            <text:p>Crescenza</text:p>
          </table:table-cell>
          <table:table-cell table:number-columns-repeated="995"/>
        </table:table-row>
        <table:table-row table:style-name="ro1">
          <table:table-cell office:value-type="string">
            <text:p>Talegg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soft</text:p>
          </table:table-cell>
          <table:table-cell office:value-type="string">
            <text:p>25-40 days</text:p>
          </table:table-cell>
          <table:table-cell office:value-type="string">
            <text:p>PDO</text:p>
          </table:table-cell>
          <table:table-cell office:value-type="string">
            <text:p>Taleggio_(cheese)</text:p>
          </table:table-cell>
          <table:table-cell/>
          <table:table-cell office:value-type="string">
            <text:p>Italy</text:p>
          </table:table-cell>
          <table:table-cell office:value-type="string">
            <text:p>Lombardia, Veneto, Piemonte</text:p>
          </table:table-cell>
          <table:table-cell office:value-type="string">
            <text:p>Bergamo, Brescia, Como, Cremona, Lodi, Milano, Pavia, Treviso, Novara</text:p>
          </table:table-cell>
          <table:table-cell/>
          <table:table-cell office:value-type="string">
            <text:p>Valsassina</text:p>
          </table:table-cell>
          <table:table-cell office:value-type="string">
            <text:p>table, cooking</text:p>
          </table:table-cell>
          <table:table-cell/>
          <table:table-cell office:value-type="string">
            <text:p>washed</text:p>
          </table:table-cell>
          <table:table-cell office:value-type="string">
            <text:p>squared</text:p>
          </table:table-cell>
          <table:table-cell office:value-type="string">
            <text:p>18-25 cm</text:p>
          </table:table-cell>
          <table:table-cell office:value-type="string">
            <text:p>1.7-2.2 kg</text:p>
          </table:table-cell>
          <table:table-cell office:value-type="string">
            <text:p>5-7 cm</text:p>
          </table:table-cell>
          <table:table-cell office:value-type="string">
            <text:p>Taleggio_cheese</text:p>
          </table:table-cell>
          <table:table-cell table:number-columns-repeated="2"/>
          <table:table-cell office:value-type="string">
            <text:p>Tarrango, Resiot d'Alba Ressia, Valpolicella Classico Superiore Jago</text:p>
          </table:table-cell>
          <table:table-cell table:number-columns-repeated="994"/>
        </table:table-row>
        <table:table-row table:style-name="ro1">
          <table:table-cell office:value-type="string">
            <text:p>Toma Piemont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0 days</text:p>
          </table:table-cell>
          <table:table-cell office:value-type="string">
            <text:p>PDO</text:p>
          </table:table-cell>
          <table:table-cell office:value-type="string">
            <text:p>Toma_Piemontese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, Biella, Cuneo, Novara, Torino, Vercelli</text:p>
          </table:table-cell>
          <table:table-cell table:number-columns-repeated="2"/>
          <table:table-cell office:value-type="string">
            <text:p>table, grilling</text:p>
          </table:table-cell>
          <table:table-cell table:number-columns-repeated="3"/>
          <table:table-cell office:value-type="string">
            <text:p>15-35 cm</text:p>
          </table:table-cell>
          <table:table-cell office:value-type="string">
            <text:p>2-8 kg</text:p>
          </table:table-cell>
          <table:table-cell office:value-type="string">
            <text:p>5-12 cm</text:p>
          </table:table-cell>
          <table:table-cell table:number-columns-repeated="998"/>
        </table:table-row>
        <table:table-row table:style-name="ro1">
          <table:table-cell office:value-type="string">
            <text:p>Tor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Friuli-Venezia Giulia</text:p>
          </table:table-cell>
          <table:table-cell office:value-type="string">
            <text:p>Trieste</text:p>
          </table:table-cell>
          <table:table-cell table:number-columns-repeated="2"/>
          <table:table-cell office:value-type="string">
            <text:p>table, cooking, spread</text:p>
          </table:table-cell>
          <table:table-cell table:number-columns-repeated="2"/>
          <table:table-cell office:value-type="string">
            <text:p>rectangular</text:p>
          </table:table-cell>
          <table:table-cell table:number-columns-repeated="5"/>
          <table:table-cell office:value-type="string">
            <text:p>Gorgonzola, Dolcelatte</text:p>
          </table:table-cell>
          <table:table-cell office:value-type="string">
            <text:p>Pinot Grigio</text:p>
          </table:table-cell>
          <table:table-cell table:number-columns-repeated="994"/>
        </table:table-row>
        <table:table-row table:style-name="ro1">
          <table:table-cell office:value-type="string">
            <text:p>Triza</text:p>
          </table:table-cell>
          <table:table-cell/>
          <table:table-cell office:value-type="string">
            <text:p>Treccia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bout 7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Montiferru</text:p>
          </table:table-cell>
          <table:table-cell/>
          <table:table-cell office:value-type="string">
            <text:p>table</text:p>
          </table:table-cell>
          <table:table-cell table:number-columns-repeated="2"/>
          <table:table-cell office:value-type="string">
            <text:p>various</text:p>
          </table:table-cell>
          <table:table-cell/>
          <table:table-cell office:value-type="string">
            <text:p>0.3-1 kg</text:p>
          </table:table-cell>
          <table:table-cell table:number-columns-repeated="999"/>
        </table:table-row>
        <table:table-row table:style-name="ro1">
          <table:table-cell office:value-type="string">
            <text:p>Valle d'Aosta Fromadz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office:value-type="string">
            <text:p>Valle_d'Aosta_Fromadzo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3"/>
          <table:table-cell office:value-type="string">
            <text:p>15-30 cm</text:p>
          </table:table-cell>
          <table:table-cell office:value-type="string">
            <text:p>1-7 kg</text:p>
          </table:table-cell>
          <table:table-cell office:value-type="string">
            <text:p>5-20 cm</text:p>
          </table:table-cell>
          <table:table-cell table:number-columns-repeated="998"/>
        </table:table-row>
        <table:table-row table:style-name="ro1">
          <table:table-cell office:value-type="string">
            <text:p>Valtellina Cas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office:value-type="string">
            <text:p>Valtellina_Casera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Sondri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2"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7-12 kg</text:p>
          </table:table-cell>
          <table:table-cell office:value-type="string">
            <text:p>8-10 cm</text:p>
          </table:table-cell>
          <table:table-cell table:number-columns-repeated="998"/>
        </table:table-row>
        <table:table-row table:style-name="ro1">
          <table:table-cell office:value-type="string">
            <text:p>Vastedda della Valle del Belìc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Agrigento, Trapani, Palermo</text:p>
          </table:table-cell>
          <table:table-cell table:number-columns-repeated="9"/>
          <table:table-cell office:value-type="string">
            <text:p>Vastedda_della_Valle_del_Belice_cheese</text:p>
          </table:table-cell>
          <table:table-cell table:number-columns-repeated="997"/>
        </table:table-row>
        <table:table-row table:style-name="ro1">
          <table:table-cell office:value-type="string">
            <text:p>Ziger</text:p>
          </table:table-cell>
          <table:table-cell/>
          <table:table-cell office:value-type="string">
            <text:p>Zigerkäse, Ziger Käse</text:p>
          </table:table-cell>
          <table:table-cell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office:value-type="string">
            <text:p>6-8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table:number-columns-repeated="2"/>
          <table:table-cell office:value-type="string">
            <text:p>Val Pusteria, Val D'Isarco</text:p>
          </table:table-cell>
          <table:table-cell office:value-type="string">
            <text:p>table</text:p>
          </table:table-cell>
          <table:table-cell table:number-columns-repeated="2"/>
          <table:table-cell office:value-type="string">
            <text:p>pear-like</text:p>
          </table:table-cell>
          <table:table-cell/>
          <table:table-cell office:value-type="string">
            <text:p>0.3-1 kg</text:p>
          </table:table-cell>
          <table:table-cell table:number-columns-repeated="999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2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8" table:default-cell-style-name="Default"/>
        <table:table-row table:style-name="ro1">
          <table:table-cell/>
        </table:table-row>
      </table:table>
      <table:database-ranges>
        <table:database-range table:target-range-address="Sheet1.A2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21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28T21:58:15</dc:date>
    <dc:creator>Paolo Castagna</dc:creator>
    <meta:editing-duration>PT12H40M42S</meta:editing-duration>
    <meta:editing-cycles>62</meta:editing-cycles>
    <meta:document-statistic meta:table-count="3" meta:cell-count="1330" meta:object-count="0"/>
    <meta:user-defined meta:name="Info 1"/>
    <meta:user-defined meta:name="Info 2"/>
    <meta:user-defined meta:name="Info 3"/>
    <meta:user-defined meta:name="Info 4"/>
  </office:meta>
</office:document-meta>
</file>